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0c4" officeooo:paragraph-rsid="0007e0c4"/>
    </style:style>
    <style:style style:name="P2" style:family="paragraph" style:parent-style-name="Standard">
      <style:text-properties officeooo:rsid="000aaf23" officeooo:paragraph-rsid="000aaf23"/>
    </style:style>
    <style:style style:name="P3" style:family="paragraph" style:parent-style-name="Standard">
      <style:text-properties officeooo:rsid="000e7d23" officeooo:paragraph-rsid="000e7d23"/>
    </style:style>
    <style:style style:name="T1" style:family="text">
      <style:text-properties officeooo:rsid="000aaf23"/>
    </style:style>
    <style:style style:name="T2" style:family="text">
      <style:text-properties officeooo:rsid="000c9b74"/>
    </style:style>
    <style:style style:name="T3" style:family="text">
      <style:text-properties officeooo:rsid="000fc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1 :</text:p>
      <text:p text:style-name="P1"/>
      <text:p text:style-name="P1">J’ai mit du temps à comprendre au début tout ce qui était controller et tout ça, mais maintenant ça va ! Surtout depuis qu’on peut faire tout ça avec make:controller.</text:p>
      <text:p text:style-name="P1"><text:s/>Je m’étais <text:span text:style-name="T2">en</text:span>plus embrouiller avec le fait de faire tout ça manuellement au début puis l’utilisation des php bin/console etc, je mélangeai les deux méthodes !</text:p>
      <text:p text:style-name="P1">Je n’utilise plus que php bin/console !</text:p>
      <text:p text:style-name="P1"/>
      <text:p text:style-name="P1">Pour le projet, je n’y suis pas vraiment arrivée au début, <text:span text:style-name="T1">je voulais faire des controllers, de entitys <text:s/>de partoutt avec php bin/console mais enfaite j’en faisais trop , ça ne pouvait pas marcher du coup !</text:span></text:p>
      <text:p text:style-name="P2">J’avais plus ou moins réussit mais ça n’affichait pas les données de la base de données, même après avoir fait php bin/console make:crud !</text:p>
      <text:p text:style-name="P2">Mais quand j’ai recommencé ce matin, j’ai réalisé que j’avais fait des entityes et je sais pas vraiment quoi en trop et que j’avais pas fait dans l’ordre !</text:p>
      <text:p text:style-name="P3">Maintenant, on voit ce qu’il y a dans les bases de donneés ! Y a plus qu’à faire le reste de l’exo, mais je sais pas encore ce que je vais faire ! <text:span text:style-name="T3">Je vais donc me renseigner 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0:42:49.893418484</meta:creation-date>
    <dc:date>2019-11-23T10:58:30.377429291</dc:date>
    <meta:editing-duration>PT15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95" meta:character-count="1046" meta:non-whitespace-character-count="857"/>
  </office:meta>
</office:document-meta>
</file>